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424" officeooo:paragraph-rsid="00046424"/>
    </style:style>
    <style:style style:name="P2" style:family="paragraph" style:parent-style-name="Standard">
      <style:text-properties fo:font-size="20pt" fo:font-weight="bold" officeooo:rsid="00046424" officeooo:paragraph-rsid="0004642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48c6d" officeooo:paragraph-rsid="00048c6d"/>
    </style:style>
    <style:style style:name="P4" style:family="paragraph" style:parent-style-name="Standard">
      <style:text-properties officeooo:rsid="0005cd59" officeooo:paragraph-rsid="0005cd59"/>
    </style:style>
    <style:style style:name="P5" style:family="paragraph" style:parent-style-name="Standard">
      <style:text-properties style:text-underline-style="solid" style:text-underline-width="auto" style:text-underline-color="font-color" officeooo:rsid="00046424" officeooo:paragraph-rsid="00046424"/>
    </style:style>
    <style:style style:name="P6" style:family="paragraph" style:parent-style-name="Standard">
      <style:text-properties officeooo:rsid="0005cd59" officeooo:paragraph-rsid="0005cd59"/>
    </style:style>
    <style:style style:name="P7" style:family="paragraph" style:parent-style-name="Standard">
      <style:text-properties officeooo:rsid="0006bc69" officeooo:paragraph-rsid="0006bc6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esarrollo web en entornos de desarrollo</text:p>
      <text:p text:style-name="P5"/>
      <text:p text:style-name="P1">Front-End - Navegador <text:tab/><text:tab/><text:tab/><text:tab/><text:tab/>Back-End – Servidor</text:p>
      <text:p text:style-name="P1"/>
      <text:p text:style-name="P1">JavaScript (nombre comercial)→ ECMAScript</text:p>
      <text:p text:style-name="P1"/>
      <text:p text:style-name="P1"/>
      <text:p text:style-name="P1">Ejercicios</text:p>
      <text:p text:style-name="P1">WS 1→ 4</text:p>
      <text:p text:style-name="P1">WS 2→ 3, 4</text:p>
      <text:p text:style-name="P3">WS5 → desde if<text:span text:style-name="T1"/></text:p>
      <text:p text:style-name="P3">WS6→ 4.10 4.11</text:p>
      <text:p text:style-name="P3"/>
      <text:p text:style-name="P4">Recorrer toda la array <text:span text:style-name="T3">document.write(...array);</text:span></text:p>
      <text:p text:style-name="P4"><text:span text:style-name="T3"/></text:p>
      <text:p text:style-name="P7"><text:span text:style-name="T3">set timeout(Funcion<text:tab/>, ms)</text:span></text:p>
      <text:p text:style-name="P7"><text:span text:style-name="T3">set interval(</text:span><text:span text:style-name="T2"><text:tab/></text:span><text:span text:style-name="T3">,</text:span><text:span text:style-name="T2"><text:tab/></text:span><text:span text:style-name="T3">)</text:span></text:p>
      <text:p text:style-name="P7"><text:span text:style-name="T3"><text:tab/>callback|| Tiempo ms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8:25:14.062000000</meta:creation-date>
    <dc:date>2023-09-26T09:08:54.438000000</dc:date>
    <meta:editing-duration>PT4H54M27S</meta:editing-duration>
    <meta:editing-cycles>5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2" meta:word-count="46" meta:character-count="293" meta:non-whitespace-character-count="252"/>
  </office:meta>
</office:document-meta>
</file>